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asis of Desig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1:00:39.07</meta:creation-date>
    <meta:document-statistic meta:table-count="0" meta:image-count="0" meta:object-count="0" meta:page-count="1" meta:paragraph-count="1" meta:word-count="3" meta:character-count="15"/>
    <dc:date>2008-11-10T01:00:58.03</dc:date>
    <dc:creator>Joseph Lenox</dc:creator>
    <meta:editing-duration>PT00H00M17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